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La relación laboral</text:p>
      <text:p text:style-name="Standard"/>
      <text:p text:style-name="Standard">vamos a conocer...</text:p>
      <text:p text:style-name="Standard">1. El Derecho Laboral y las relaciones laborales</text:p>
      <text:p text:style-name="Standard">2. Las fuentes del Derecho del Trabajo</text:p>
      <text:p text:style-name="Standard">3. Principios de aplicación del Derecho Laboral</text:p>
      <text:p text:style-name="Standard">4. Derechos y deberes</text:p>
      <text:p text:style-name="Standard"/>
      <text:p text:style-name="Standard">PRÁCTICA PROFESIONAL</text:p>
      <text:p text:style-name="Standard">Relaciones laborales</text:p>
      <text:p text:style-name="Standard"/>
      <text:p text:style-name="Standard">ACTUALIDAD LABORAL</text:p>
      <text:p text:style-name="Standard">Las empresas podrán revisar con testigos el</text:p>
      <text:p text:style-name="Standard">correo electrónico de sus trabajadores</text:p>
      <text:p text:style-name="Standard"/>
      <text:p text:style-name="Standard">1.2. La relación laboral</text:p>
      <text:p text:style-name="Standard"/>
      <text:p text:style-name="Standard">Característica de la relación laboral</text:p>
      <text:p text:style-name="Standard"/>
      <text:p text:style-name="Standard">Email de Alejandroalejandriux1236@gmail.com</text:p>
      <text:p text:style-name="Standard"/>
      <text:p text:style-name="P1"><text:span text:style-name="T1">Voluntaria</text:span> El trabajador firma un contrato libremente. A este respecto hay que destacar que los trabajos forzosos están prohibidos por la Constitución española.</text:p>
      <text:p text:style-name="P1"><text:span text:style-name="T1">Por cuenta ajena </text:span>Los frutos directos del trabajo no son propiedad del trabajador, sino que pertenecen, desde el instante en que se producen, a una persona distinta a la que ejecuta el trabajo, al empresario.</text:p>
      <text:p text:style-name="P1"><text:span text:style-name="T1">Remunerada</text:span> El trabajador presta unos servicios, es decir, trabaja a cambio de una compensación económica, el salario, que recibe independientemente de la buena marcha de la empresa.</text:p>
      <text:p text:style-name="P1"><text:span text:style-name="T1">Personalísima </text:span>El trabajo debe ser realizado personalmente por el trabajador, no por otra persona en su nombre.</text:p>
      <text:p text:style-name="P1"><text:span text:style-name="T1">Dependiente </text:span>El empresario es quien organiza y dirige la actividad laboral y a cuyas órdenes está sometido el trabajador. Si este desobedeciera, el empleador tiene poder para sancionar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5:56:38.490498754</meta:creation-date>
    <dc:date>2019-09-20T16:19:55.945136152</dc:date>
    <meta:editing-duration>PT13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93" meta:character-count="1281" meta:non-whitespace-character-count="1107"/>
  </office:meta>
</office:document-meta>
</file>